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11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 – always returns old ID id engin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End of Controllers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"/>
          <table:table-cell table:number-columns-repeated="1013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com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offset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4:Sheet1.AMJ67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1">00/00/0000</text:date>, <text:time style:data-style-name="N2" text:time-value="17:48:45.383383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11-01T17:54:24.921844521</dc:date>
    <meta:editing-duration>P9DT2H34M37S</meta:editing-duration>
    <meta:editing-cycles>679</meta:editing-cycles>
    <meta:generator>LibreOffice/5.2.7.2$Linux_X86_64 LibreOffice_project/20m0$Build-2</meta:generator>
    <meta:document-statistic meta:table-count="1" meta:cell-count="5504" meta:object-count="0"/>
  </office:meta>
</office:document-meta>
</file>